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77c" officeooo:paragraph-rsid="000b277c"/>
    </style:style>
    <style:style style:name="P2" style:family="paragraph" style:parent-style-name="Standard">
      <style:text-properties fo:font-size="13pt" fo:font-weight="bold" officeooo:rsid="000b277c" officeooo:paragraph-rsid="000b277c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officeooo:rsid="000b277c" officeooo:paragraph-rsid="000c58e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b277c" officeooo:paragraph-rsid="000c58eb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0b277c" officeooo:paragraph-rsid="000b277c"/>
    </style:style>
    <style:style style:name="P6" style:family="paragraph" style:parent-style-name="Standard">
      <style:text-properties officeooo:rsid="000b277c" officeooo:paragraph-rsid="000dac9f"/>
    </style:style>
    <style:style style:name="P7" style:family="paragraph" style:parent-style-name="Standard">
      <style:text-properties officeooo:rsid="000dac9f" officeooo:paragraph-rsid="000dac9f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dac9f" officeooo:paragraph-rsid="000dac9f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0dac9f" officeooo:paragraph-rsid="000dac9f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issenschaftliches Rechnen mit C++</text:p>
      <text:p text:style-name="P3"/>
      <text:p text:style-name="P3">Aufgabeblatt 2</text:p>
      <text:p text:style-name="P1"/>
      <text:p text:style-name="P2">LOICH KAMDOUM DEAMENI</text:p>
      <text:p text:style-name="P2">Mat-Nr. 506520</text:p>
      <text:p text:style-name="P1"/>
      <text:p text:style-name="P1">1. Die geeignete Struktur für rationale Nummer ist eine Klasse mit benötigten Methoden zur Benutzung der Nummer.</text:p>
      <text:p text:style-name="P7"><text:span text:style-name="T1">private:</text:span></text:p>
      <text:p text:style-name="P9"><text:tab/>int zaehler;</text:p>
      <text:p text:style-name="P9"><text:tab/>int nenner;</text:p>
      <text:p text:style-name="P9"/>
      <text:p text:style-name="P7"><text:span text:style-name="T1">2.</text:span></text:p>
      <text:p text:style-name="P8">Rational.h</text:p>
      <text:p text:style-name="P8"/>
      <text:p text:style-name="P9">/*</text:p>
      <text:p text:style-name="P9"><text:s/>* Rational.h</text:p>
      <text:p text:style-name="P9"><text:s/>* <text:s/>Created on: 19.04.2019</text:p>
      <text:p text:style-name="P9"><text:s/>* <text:s text:c="5"/>Author: kamdoum</text:p>
      <text:p text:style-name="P9"><text:s/>*/</text:p>
      <text:p text:style-name="P9"/>
      <text:p text:style-name="P9">#include &lt;iostream&gt;</text:p>
      <text:p text:style-name="P9"/>
      <text:p text:style-name="P9">#ifndef RATIONAL_H_</text:p>
      <text:p text:style-name="P9">#define RATIONAL_H_</text:p>
      <text:p text:style-name="P9"/>
      <text:p text:style-name="P9">class Rational {</text:p>
      <text:p text:style-name="P9"/>
      <text:p text:style-name="P9">public:</text:p>
      <text:p text:style-name="P9"><text:tab/>//Konstruktoren</text:p>
      <text:p text:style-name="P9"><text:tab/>Rational();</text:p>
      <text:p text:style-name="P9"><text:tab/>Rational(int);</text:p>
      <text:p text:style-name="P9"><text:tab/>Rational(int, int);</text:p>
      <text:p text:style-name="P9"/>
      <text:p text:style-name="P9"><text:tab/>//Destruktor</text:p>
      <text:p text:style-name="P9"><text:tab/>virtual~ Rational();</text:p>
      <text:p text:style-name="P9"/>
      <text:p text:style-name="P9"><text:tab/>//Methoden</text:p>
      <text:p text:style-name="P9"><text:tab/>int numerator();</text:p>
      <text:p text:style-name="P9"><text:tab/>int denominator();</text:p>
      <text:p text:style-name="P9"><text:tab/>int gcd(int, int);</text:p>
      <text:p text:style-name="P9"><text:tab/>double toDouble();</text:p>
      <text:p text:style-name="P9"><text:tab/>void print();</text:p>
      <text:p text:style-name="P9"/>
      <text:p text:style-name="P9"><text:tab/>//Operatoren</text:p>
      <text:p text:style-name="P9"><text:tab/>Rational &amp;operator*=(const Rational &amp;);</text:p>
      <text:p text:style-name="P9"><text:tab/>Rational &amp;operator+=(const Rational &amp;);</text:p>
      <text:p text:style-name="P9"><text:tab/>Rational &amp;operator-=(const Rational &amp;);</text:p>
      <text:p text:style-name="P9"><text:tab/>Rational &amp;operator/=(const Rational &amp;);</text:p>
      <text:p text:style-name="P9"/>
      <text:p text:style-name="P9"><text:soft-page-break/></text:p>
      <text:p text:style-name="P9"><text:tab/>//Vergleichsoperatoren</text:p>
      <text:p text:style-name="P9"><text:tab/>friend bool operator==(const Rational &amp;, const Rational &amp;);</text:p>
      <text:p text:style-name="P9"><text:tab/>friend bool operator!=(const Rational &amp;, const Rational &amp;);</text:p>
      <text:p text:style-name="P9"><text:tab/>friend bool operator&lt;=(const Rational &amp;, const Rational &amp;);</text:p>
      <text:p text:style-name="P9"><text:tab/>friend bool operator&gt;=(const Rational &amp;, const Rational &amp;);</text:p>
      <text:p text:style-name="P9"><text:tab/>friend bool operator&lt;(const Rational &amp;, const Rational &amp;);</text:p>
      <text:p text:style-name="P9"><text:tab/>friend bool operator&gt;(const Rational &amp;, const Rational &amp;);</text:p>
      <text:p text:style-name="P9"/>
      <text:p text:style-name="P9"><text:tab/>//Operatoren</text:p>
      <text:p text:style-name="P9"><text:tab/>friend Rational operator*(const Rational &amp;, const Rational &amp;);</text:p>
      <text:p text:style-name="P9"><text:tab/>friend Rational operator+(const Rational &amp;, const Rational &amp;);</text:p>
      <text:p text:style-name="P9"><text:tab/>friend Rational operator-(const Rational &amp;, const Rational &amp;);</text:p>
      <text:p text:style-name="P9"><text:tab/>friend Rational operator/(const Rational &amp;, const Rational &amp;);</text:p>
      <text:p text:style-name="P9"/>
      <text:p text:style-name="P9">private:</text:p>
      <text:p text:style-name="P9"><text:tab/>int zaehler;</text:p>
      <text:p text:style-name="P9"><text:tab/>int nenner;</text:p>
      <text:p text:style-name="P9"/>
      <text:p text:style-name="P9">};</text:p>
      <text:p text:style-name="P9"/>
      <text:p text:style-name="P9">#endif /* RATIONAL_H_ */</text:p>
      <text:p text:style-name="P1"/>
      <text:p text:style-name="P8">Rational.cpp</text:p>
      <text:p text:style-name="P8"/>
      <text:p text:style-name="P6">//====================================================================</text:p>
      <text:p text:style-name="P6">// Name <text:s text:c="7"/>: Rational.cpp</text:p>
      <text:p text:style-name="P6">// Author <text:s text:c="5"/>: loich kamdoum deameni</text:p>
      <text:p text:style-name="P6">// Version <text:s text:c="4"/>:</text:p>
      <text:p text:style-name="P6">// Copyright <text:s text:c="2"/>: Your copyright notice</text:p>
      <text:p text:style-name="P6">// Description : Programm in C++, Ansi-style</text:p>
      <text:p text:style-name="P6">//====================================================================</text:p>
      <text:p text:style-name="P6">#include "Rational.h"</text:p>
      <text:p text:style-name="P6"/>
      <text:p text:style-name="P6">using namespace std;</text:p>
      <text:p text:style-name="P6"/>
      <text:p text:style-name="P6">Rational::Rational(){</text:p>
      <text:p text:style-name="P6"><text:tab/>zaehler = 1;</text:p>
      <text:p text:style-name="P6"><text:tab/>nenner = 1;</text:p>
      <text:p text:style-name="P6">}</text:p>
      <text:p text:style-name="P6"/>
      <text:p text:style-name="P6">Rational::Rational(int zaehler_){</text:p>
      <text:p text:style-name="P6"><text:tab/>zaehler = zaehler_;</text:p>
      <text:p text:style-name="P6"><text:tab/>nenner = 1;</text:p>
      <text:p text:style-name="P6">}</text:p>
      <text:p text:style-name="P6"/>
      <text:p text:style-name="P6">Rational::Rational(int zaehler_, int nenner_){</text:p>
      <text:p text:style-name="P6"><text:tab/>zaehler = zaehler_;</text:p>
      <text:p text:style-name="P6"><text:tab/>nenner = nenner_;</text:p>
      <text:p text:style-name="P6">}</text:p>
      <text:p text:style-name="P6"/>
      <text:p text:style-name="P6">Rational::~Rational(){</text:p>
      <text:p text:style-name="P6"><text:soft-page-break/>}</text:p>
      <text:p text:style-name="P6"/>
      <text:p text:style-name="P6">int Rational::numerator(){</text:p>
      <text:p text:style-name="P6"><text:tab/>return zaehler;</text:p>
      <text:p text:style-name="P6">}</text:p>
      <text:p text:style-name="P6"/>
      <text:p text:style-name="P6">int Rational::denominator(){</text:p>
      <text:p text:style-name="P6"><text:tab/>return nenner;</text:p>
      <text:p text:style-name="P6">}</text:p>
      <text:p text:style-name="P6"/>
      <text:p text:style-name="P6">void Rational::print(){</text:p>
      <text:p text:style-name="P6"><text:tab/>cout &lt;&lt; zaehler&lt;&lt; " / "&lt;&lt; nenner;</text:p>
      <text:p text:style-name="P6">}</text:p>
      <text:p text:style-name="P6"/>
      <text:p text:style-name="P6">int Rational::gcd(int zaehler_, int nenner_){</text:p>
      <text:p text:style-name="P6"><text:tab/>if (nenner_ == 0)</text:p>
      <text:p text:style-name="P6"><text:tab/> <text:s text:c="2"/>return zaehler_;</text:p>
      <text:p text:style-name="P6"><text:tab/>return gcd(nenner_, zaehler_ % nenner_);</text:p>
      <text:p text:style-name="P6">}</text:p>
      <text:p text:style-name="P6"/>
      <text:p text:style-name="P6">// Ergibt die numerator in double.</text:p>
      <text:p text:style-name="P6">double Rational::toDouble(){</text:p>
      <text:p text:style-name="P6"><text:tab/>return (double) this-&gt;numerator();</text:p>
      <text:p text:style-name="P6">}</text:p>
      <text:p text:style-name="P6"/>
      <text:p text:style-name="P6">Rational &amp;Rational::operator*=(const Rational &amp;rational_){</text:p>
      <text:p text:style-name="P6"><text:tab/>zaehler *= rational_.zaehler;</text:p>
      <text:p text:style-name="P6"><text:tab/>nenner *= rational_.nenner;</text:p>
      <text:p text:style-name="P6"><text:tab/>int gcd_ = <text:s/>gcd(zaehler, nenner);</text:p>
      <text:p text:style-name="P6"><text:tab/>*this = Rational(zaehler/gcd_, nenner/gcd_);</text:p>
      <text:p text:style-name="P6"><text:tab/>return *this;</text:p>
      <text:p text:style-name="P6">}</text:p>
      <text:p text:style-name="P6"/>
      <text:p text:style-name="P6">Rational &amp;Rational::operator/=(const Rational &amp;rational_){</text:p>
      <text:p text:style-name="P6"><text:tab/>zaehler *= rational_.nenner;</text:p>
      <text:p text:style-name="P6"><text:tab/>nenner *= rational_.zaehler;</text:p>
      <text:p text:style-name="P6"><text:tab/>int gcd_ = <text:s/>gcd(zaehler, nenner);</text:p>
      <text:p text:style-name="P6"><text:tab/>*this = Rational(zaehler/gcd_, nenner/gcd_);</text:p>
      <text:p text:style-name="P6"><text:tab/>return *this;</text:p>
      <text:p text:style-name="P6">}</text:p>
      <text:p text:style-name="P6"/>
      <text:p text:style-name="P6">Rational &amp;Rational::operator+=(const Rational &amp;rational_){</text:p>
      <text:p text:style-name="P6"><text:tab/>zaehler = this-&gt;numerator()*rational_.nenner + rational_.zaehler*this-&gt;denominator();</text:p>
      <text:p text:style-name="P6"><text:tab/>nenner = this-&gt;denominator()*rational_.nenner;</text:p>
      <text:p text:style-name="P6"><text:tab/>int gcd_ = <text:s/>gcd(zaehler, nenner);</text:p>
      <text:p text:style-name="P6"><text:tab/>*this = Rational(zaehler/gcd_, nenner/gcd_);</text:p>
      <text:p text:style-name="P6"><text:tab/>return *this;</text:p>
      <text:p text:style-name="P6">}</text:p>
      <text:p text:style-name="P6"/>
      <text:p text:style-name="P6">Rational &amp;Rational::operator-=(const Rational &amp;rational_){</text:p>
      <text:p text:style-name="P6"><text:tab/>zaehler = this-&gt;numerator()*rational_.nenner - rational_.zaehler*this-&gt;denominator();</text:p>
      <text:p text:style-name="P6"><text:tab/>nenner = this-&gt;denominator()*rational_.nenner;</text:p>
      <text:p text:style-name="P6"><text:soft-page-break/><text:tab/>int gcd_ = <text:s/>gcd(zaehler, nenner);</text:p>
      <text:p text:style-name="P6"><text:tab/>*this = Rational(zaehler/gcd_, nenner/gcd_);</text:p>
      <text:p text:style-name="P6"><text:tab/>return *this;</text:p>
      <text:p text:style-name="P6">}</text:p>
      <text:p text:style-name="P6"/>
      <text:p text:style-name="P6">Rational operator+(const Rational &amp;rational_links, const Rational &amp;rational_rechts){</text:p>
      <text:p text:style-name="P6"><text:tab/>Rational tmp = rational_links;</text:p>
      <text:p text:style-name="P6"><text:tab/>return tmp+=rational_rechts;</text:p>
      <text:p text:style-name="P6">}</text:p>
      <text:p text:style-name="P6"/>
      <text:p text:style-name="P6">Rational operator-(const Rational &amp;rational_links, const Rational &amp;rational_rechts){</text:p>
      <text:p text:style-name="P6"><text:tab/>Rational tmp = rational_links;</text:p>
      <text:p text:style-name="P6"><text:tab/>return tmp-=rational_rechts;</text:p>
      <text:p text:style-name="P6">}</text:p>
      <text:p text:style-name="P6"/>
      <text:p text:style-name="P6">Rational operator*(const Rational &amp;rational_links, const Rational &amp;rational_rechts){</text:p>
      <text:p text:style-name="P6"><text:tab/>Rational tmp = rational_links;</text:p>
      <text:p text:style-name="P6"><text:tab/>return tmp*=rational_rechts;</text:p>
      <text:p text:style-name="P6">}</text:p>
      <text:p text:style-name="P6"/>
      <text:p text:style-name="P6">Rational operator/(const Rational &amp;rational_links, const Rational &amp;rational_rechts){</text:p>
      <text:p text:style-name="P6"><text:tab/>Rational tmp = rational_links;</text:p>
      <text:p text:style-name="P6"><text:tab/>return tmp/=rational_rechts;</text:p>
      <text:p text:style-name="P6">}</text:p>
      <text:p text:style-name="P6"/>
      <text:p text:style-name="P6">bool operator==(const Rational &amp;rational_links, const Rational &amp;rational_rechts){</text:p>
      <text:p text:style-name="P6"><text:tab/>Rational tmp = Rational();</text:p>
      <text:p text:style-name="P6"><text:tab/>int gcd_links = <text:s/>tmp.gcd(rational_links.zaehler, rational_links.nenner);</text:p>
      <text:p text:style-name="P6"><text:tab/>int gcd_rechts = <text:s/>tmp.gcd(rational_rechts.zaehler, rational_rechts.nenner);</text:p>
      <text:p text:style-name="P6"><text:tab/>Rational links = Rational(rational_links.zaehler/gcd_links, rational_links.nenner/gcd_links);</text:p>
      <text:p text:style-name="P6"><text:tab/>Rational rechts = Rational(rational_rechts.zaehler/gcd_rechts, rational_rechts.nenner/gcd_rechts);</text:p>
      <text:p text:style-name="P6"><text:tab/>return ((links.zaehler == rechts.zaehler)</text:p>
      <text:p text:style-name="P6"><text:tab/><text:tab/><text:tab/>&amp;&amp; (links.nenner == rechts.nenner));</text:p>
      <text:p text:style-name="P6">}</text:p>
      <text:p text:style-name="P6"/>
      <text:p text:style-name="P6">bool operator!=(const Rational &amp;rational_links, const Rational &amp;rational_rechts){</text:p>
      <text:p text:style-name="P6"><text:tab/>return !(rational_links == rational_rechts);</text:p>
      <text:p text:style-name="P6">}</text:p>
      <text:p text:style-name="P6"/>
      <text:p text:style-name="P6">bool operator&lt;=(const Rational &amp;rational_links, const Rational &amp;rational_rechts){</text:p>
      <text:p text:style-name="P6"><text:tab/>return ((rational_links &lt; rational_rechts) || (rational_links == rational_rechts));</text:p>
      <text:p text:style-name="P6">}</text:p>
      <text:p text:style-name="P6"/>
      <text:p text:style-name="P6">bool operator&gt;=(const Rational &amp;rational_links, const Rational &amp;rational_rechts){</text:p>
      <text:p text:style-name="P6"><text:tab/>return ((rational_links &gt; rational_rechts) || (rational_links == rational_rechts));</text:p>
      <text:p text:style-name="P6">}</text:p>
      <text:p text:style-name="P6"/>
      <text:p text:style-name="P6">bool operator&lt;(const Rational &amp;rational_links, const Rational &amp;rational_rechts){</text:p>
      <text:p text:style-name="P6"><text:tab/>int links = <text:s/>rational_links.zaehler*rational_rechts.nenner;</text:p>
      <text:p text:style-name="P6"><text:tab/>int rechts = <text:s/>rational_links.nenner*rational_rechts.zaehler;</text:p>
      <text:p text:style-name="P6"><text:tab/>return (links &lt; rechts);</text:p>
      <text:p text:style-name="P6"><text:soft-page-break/>}</text:p>
      <text:p text:style-name="P6"/>
      <text:p text:style-name="P6">bool operator&gt;(const Rational &amp;rational_links, const Rational &amp;rational_rechts){</text:p>
      <text:p text:style-name="P6"><text:tab/>int links = <text:s/>rational_links.zaehler*rational_rechts.nenner;</text:p>
      <text:p text:style-name="P6"><text:tab/>int rechts = <text:s/>rational_links.nenner*rational_rechts.zaehler;</text:p>
      <text:p text:style-name="P6"><text:tab/>return (links &gt; rechts);</text:p>
      <text:p text:style-name="P6">}</text:p>
      <text:p text:style-name="P6"/>
      <text:p text:style-name="P8">Ueberprufung.cpp</text:p>
      <text:p text:style-name="P8"/>
      <text:p text:style-name="P9">/*</text:p>
      <text:p text:style-name="P9"><text:s/>* Ueberprufung.cpp</text:p>
      <text:p text:style-name="P9"><text:s/>* <text:s/>Created on: 19.04.2019</text:p>
      <text:p text:style-name="P9"><text:s/>* <text:s text:c="5"/>Author: kamdoum</text:p>
      <text:p text:style-name="P9"><text:s/>*/</text:p>
      <text:p text:style-name="P9"/>
      <text:p text:style-name="P9">#include &lt;iostream&gt;</text:p>
      <text:p text:style-name="P9">#include "Rational.h"</text:p>
      <text:p text:style-name="P9"/>
      <text:p text:style-name="P9">using namespace std;</text:p>
      <text:p text:style-name="P9"/>
      <text:p text:style-name="P9">int main ( int argc, char *argv[] );</text:p>
      <text:p text:style-name="P9"/>
      <text:p text:style-name="P9">int main ( int argc, char *argv[] ){</text:p>
      <text:p text:style-name="P9"/>
      <text:p text:style-name="P9"><text:tab/>//Initialisierung</text:p>
      <text:p text:style-name="P9"><text:tab/>int gcd_ = 0;</text:p>
      <text:p text:style-name="P9"><text:tab/>Rational f1 = Rational(-3, 12);</text:p>
      <text:p text:style-name="P9"><text:tab/>Rational f2 = Rational(4, 3);</text:p>
      <text:p text:style-name="P9"><text:tab/>Rational f3 = Rational(0, 1);</text:p>
      <text:p text:style-name="P9"/>
      <text:p text:style-name="P9"><text:tab/>/********************************************/</text:p>
      <text:p text:style-name="P9"><text:tab/>//Testen</text:p>
      <text:p text:style-name="P9"><text:tab/>cout &lt;&lt;'\n'&lt;&lt;"Testen"&lt;&lt;'\n';</text:p>
      <text:p text:style-name="P9"><text:tab/>f3 = f1+f2;</text:p>
      <text:p text:style-name="P9"><text:tab/>cout &lt;&lt; "f1+f2 = ";</text:p>
      <text:p text:style-name="P9"><text:tab/>f3.print();</text:p>
      <text:p text:style-name="P9"><text:tab/>cout &lt;&lt; '\n';</text:p>
      <text:p text:style-name="P9"/>
      <text:p text:style-name="P9"><text:tab/>f3 = f1*f2;</text:p>
      <text:p text:style-name="P9"><text:tab/>cout &lt;&lt; "f1*f2 = ";</text:p>
      <text:p text:style-name="P9"><text:tab/>f3.print();</text:p>
      <text:p text:style-name="P9"><text:tab/>cout &lt;&lt; '\n';</text:p>
      <text:p text:style-name="P9"/>
      <text:p text:style-name="P9"><text:tab/>f3 = 4+f2;</text:p>
      <text:p text:style-name="P9"><text:tab/>cout &lt;&lt; "4+f2 = ";</text:p>
      <text:p text:style-name="P9"><text:tab/>f3.print();</text:p>
      <text:p text:style-name="P9"><text:tab/>cout &lt;&lt; '\n';</text:p>
      <text:p text:style-name="P9"/>
      <text:p text:style-name="P9"><text:tab/>f3 = f2+5;</text:p>
      <text:p text:style-name="P9"><text:tab/>cout &lt;&lt; "f2+5 = ";</text:p>
      <text:p text:style-name="P9"><text:tab/>f3.print();</text:p>
      <text:p text:style-name="P9"><text:soft-page-break/><text:tab/>cout &lt;&lt; '\n';</text:p>
      <text:p text:style-name="P9"/>
      <text:p text:style-name="P9"><text:tab/>f3 = 12*f1;</text:p>
      <text:p text:style-name="P9"><text:tab/>cout &lt;&lt; "12*f1 = ";</text:p>
      <text:p text:style-name="P9"><text:tab/>f3.print();</text:p>
      <text:p text:style-name="P9"><text:tab/>cout &lt;&lt; '\n';</text:p>
      <text:p text:style-name="P9"/>
      <text:p text:style-name="P9"><text:tab/>f3 = f1*6;</text:p>
      <text:p text:style-name="P9"><text:tab/>cout &lt;&lt; "f1*6 = ";</text:p>
      <text:p text:style-name="P9"><text:tab/>f3.print();</text:p>
      <text:p text:style-name="P9"><text:tab/>cout &lt;&lt; '\n';</text:p>
      <text:p text:style-name="P9"/>
      <text:p text:style-name="P9"><text:tab/>f3 = f1/f2;</text:p>
      <text:p text:style-name="P9"><text:tab/>cout &lt;&lt; "f1/f2 = ";</text:p>
      <text:p text:style-name="P9"><text:tab/>f3.print();</text:p>
      <text:p text:style-name="P9"><text:tab/>cout &lt;&lt; '\n';</text:p>
      <text:p text:style-name="P9"/>
      <text:p text:style-name="P9"><text:tab/>/*************************************************/</text:p>
      <text:p text:style-name="P9"><text:tab/>//Test von Vergleichsoperatoren</text:p>
      <text:p text:style-name="P9"><text:tab/>cout &lt;&lt;'\n'&lt;&lt;"Test von Vergleichsoperatoren"&lt;&lt;'\n';</text:p>
      <text:p text:style-name="P9"><text:tab/>f1 = Rational(3, 12);</text:p>
      <text:p text:style-name="P9"><text:tab/>f2 = Rational(1, 4);</text:p>
      <text:p text:style-name="P9"/>
      <text:p text:style-name="P9"><text:tab/>f1.print();</text:p>
      <text:p text:style-name="P9"><text:tab/>cout &lt;&lt; " (";</text:p>
      <text:p text:style-name="P9"/>
      <text:p text:style-name="P9"><text:tab/>if(f1 == f2)</text:p>
      <text:p text:style-name="P9"><text:tab/><text:tab/>cout &lt;&lt;" == ";</text:p>
      <text:p text:style-name="P9"><text:tab/>if(f1 != f2)</text:p>
      <text:p text:style-name="P9"><text:tab/><text:tab/>cout &lt;&lt;" != ";</text:p>
      <text:p text:style-name="P9"><text:tab/>if(f1 &lt;= f2)</text:p>
      <text:p text:style-name="P9"><text:tab/><text:tab/>cout &lt;&lt;" &lt;= ";</text:p>
      <text:p text:style-name="P9"><text:tab/>if(f1 &gt;= f2)</text:p>
      <text:p text:style-name="P9"><text:tab/><text:tab/>cout &lt;&lt;" &gt;= ";</text:p>
      <text:p text:style-name="P9"><text:tab/>if(f1 &lt; f2)</text:p>
      <text:p text:style-name="P9"><text:tab/><text:tab/>cout &lt;&lt;" &lt; ";</text:p>
      <text:p text:style-name="P9"><text:tab/>if(f1 &gt; f2)</text:p>
      <text:p text:style-name="P9"><text:tab/><text:tab/>cout &lt;&lt;" &gt; ";</text:p>
      <text:p text:style-name="P9"/>
      <text:p text:style-name="P9"><text:tab/>cout &lt;&lt; ") ";</text:p>
      <text:p text:style-name="P9"><text:tab/>f2.print();</text:p>
      <text:p text:style-name="P9"><text:tab/>cout &lt;&lt; '\n';</text:p>
      <text:p text:style-name="P9"/>
      <text:p text:style-name="P9"><text:tab/>/**************************************************/</text:p>
      <text:p text:style-name="P9"><text:tab/>cout &lt;&lt;'\n'&lt;&lt;"Test von toDouble() mit f1 "&lt;&lt;'\n';</text:p>
      <text:p text:style-name="P9"><text:tab/>cout &lt;&lt; "f1.toDouble() = "&lt;&lt; f1.toDouble();</text:p>
      <text:p text:style-name="P9"><text:tab/>cout &lt;&lt; '\n';</text:p>
      <text:p text:style-name="P9"/>
      <text:p text:style-name="P9"><text:tab/>cout &lt;&lt; '\n'&lt;&lt;"Ende des Programms" &lt;&lt; '\n';</text:p>
      <text:p text:style-name="P9"/>
      <text:p text:style-name="P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01:20:34.063123619</meta:creation-date>
    <dc:date>2019-04-23T19:45:40.684517506</dc:date>
    <meta:editing-duration>PT6M4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6" meta:paragraph-count="243" meta:word-count="809" meta:character-count="6874" meta:non-whitespace-character-count="6096"/>
  </office:meta>
</office:document-meta>
</file>